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83dd1" officeooo:paragraph-rsid="00083dd1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none" fo:font-weight="bold" officeooo:rsid="00083dd1" officeooo:paragraph-rsid="00083dd1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 <text:s/>Tools</text:p>
      <text:p text:style-name="P2">css – Bootstrap</text:p>
      <text:p text:style-name="P2">js- Bootstrap</text:p>
      <text:p text:style-name="P2">php – laravel</text:p>
      <text:p text:style-name="P2"/>
      <text:p text:style-name="P2">php</text:p>
      <text:p text:style-name="P2">xampp</text:p>
      <text:p text:style-name="P2">apache – php </text:p>
      <text:p text:style-name="P2">mysql -</text:p>
      <text:p text:style-name="P2"/>
      <text:p text:style-name="P2"/>
      <text:p text:style-name="P2"/>
      <text:p text:style-name="P2">Tguides</text:p>
      <text:p text:style-name="P2">w3school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16:23:16.716751780</meta:creation-date>
    <meta:editing-duration>PT25M34S</meta:editing-duration>
    <meta:editing-cycles>2</meta:editing-cycles>
    <meta:generator>LibreOffice/6.0.6.2$Linux_X86_64 LibreOffice_project/00m0$Build-2</meta:generator>
    <dc:date>2018-10-12T16:23:30.335774913</dc:date>
    <meta:document-statistic meta:table-count="0" meta:image-count="0" meta:object-count="0" meta:page-count="1" meta:paragraph-count="10" meta:word-count="16" meta:character-count="94" meta:non-whitespace-character-count="83"/>
  </office:meta>
</office:document-meta>
</file>